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number-columns-repeated="6" table:default-cell-style-name="ce1"/>
        <table:table-column table:style-name="co1" table:number-columns-repeated="9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He3</text:p>
          </table:table-cell>
          <table:table-cell office:value-type="string" calcext:value-type="string">
            <text:p>Institutions</text:p>
          </table:table-cell>
          <table:table-cell office:value-type="string" calcext:value-type="string">
            <text:p>2R (mm)</text:p>
          </table:table-cell>
          <table:table-cell office:value-type="string" calcext:value-type="string">
            <text:p>X(mm)</text:p>
          </table:table-cell>
          <table:table-cell office:value-type="string" calcext:value-type="string">
            <text:p>Y(mm)</text:p>
          </table:table-cell>
          <table:table-cell office:value-type="string" calcext:value-type="string">
            <text:p>Rings</text:p>
          </table:table-cell>
          <table:table-cell table:number-columns-repeated="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IKEN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-77.45" calcext:value-type="float">
            <text:p>-77.45</text:p>
          </table:table-cell>
          <table:table-cell table:style-name="Default" office:value-type="float" office:value="-39.25" calcext:value-type="float">
            <text:p>-39.2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IKEN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-77.45" calcext:value-type="float">
            <text:p>-77.45</text:p>
          </table:table-cell>
          <table:table-cell table:style-name="Default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IKEN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-77.45" calcext:value-type="float">
            <text:p>-77.45</text:p>
          </table:table-cell>
          <table:table-cell table:style-name="Default" office:value-type="float" office:value="39.25" calcext:value-type="float">
            <text:p>39.2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IKEN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-106.052" calcext:value-type="float">
            <text:p>-106.052</text:p>
          </table:table-cell>
          <table:table-cell table:style-name="Default" office:value-type="float" office:value="-19.625" calcext:value-type="float">
            <text:p>-19.6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IKEN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-106.052" calcext:value-type="float">
            <text:p>-106.052</text:p>
          </table:table-cell>
          <table:table-cell table:style-name="Default" office:value-type="float" office:value="19.625" calcext:value-type="float">
            <text:p>19.6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IKEN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-134.655" calcext:value-type="float">
            <text:p>-134.655</text:p>
          </table:table-cell>
          <table:table-cell table:style-name="Default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IKEN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77.45" calcext:value-type="float">
            <text:p>77.45</text:p>
          </table:table-cell>
          <table:table-cell table:style-name="Default" office:value-type="float" office:value="-39.25" calcext:value-type="float">
            <text:p>-39.2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IKEN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77.45" calcext:value-type="float">
            <text:p>77.45</text:p>
          </table:table-cell>
          <table:table-cell table:style-name="Default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IKEN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77.45" calcext:value-type="float">
            <text:p>77.45</text:p>
          </table:table-cell>
          <table:table-cell table:style-name="Default" office:value-type="float" office:value="39.25" calcext:value-type="float">
            <text:p>39.2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IKEN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106.053" calcext:value-type="float">
            <text:p>106.053</text:p>
          </table:table-cell>
          <table:table-cell table:style-name="Default" office:value-type="float" office:value="-19.625" calcext:value-type="float">
            <text:p>-19.6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IKEN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106.053" calcext:value-type="float">
            <text:p>106.053</text:p>
          </table:table-cell>
          <table:table-cell table:style-name="Default" office:value-type="float" office:value="19.625" calcext:value-type="float">
            <text:p>19.6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IKEN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134.655" calcext:value-type="float">
            <text:p>134.655</text:p>
          </table:table-cell>
          <table:table-cell table:style-name="Default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IKEN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-77.45" calcext:value-type="float">
            <text:p>-77.45</text:p>
          </table:table-cell>
          <table:table-cell table:style-name="Default" office:value-type="float" office:value="-39.25" calcext:value-type="float">
            <text:p>-39.2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IKEN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-77.45" calcext:value-type="float">
            <text:p>-77.45</text:p>
          </table:table-cell>
          <table:table-cell table:style-name="Default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RIKEN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-77.45" calcext:value-type="float">
            <text:p>-77.45</text:p>
          </table:table-cell>
          <table:table-cell table:style-name="Default" office:value-type="float" office:value="39.25" calcext:value-type="float">
            <text:p>39.2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RIKEN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-106.052" calcext:value-type="float">
            <text:p>-106.052</text:p>
          </table:table-cell>
          <table:table-cell table:style-name="Default" office:value-type="float" office:value="-19.625" calcext:value-type="float">
            <text:p>-19.6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RIKEN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-106.052" calcext:value-type="float">
            <text:p>-106.052</text:p>
          </table:table-cell>
          <table:table-cell table:style-name="Default" office:value-type="float" office:value="19.625" calcext:value-type="float">
            <text:p>19.6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RIKEN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-134.655" calcext:value-type="float">
            <text:p>-134.655</text:p>
          </table:table-cell>
          <table:table-cell table:style-name="Default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RIKEN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77.45" calcext:value-type="float">
            <text:p>77.45</text:p>
          </table:table-cell>
          <table:table-cell table:style-name="Default" office:value-type="float" office:value="-39.25" calcext:value-type="float">
            <text:p>-39.2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RIKEN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77.45" calcext:value-type="float">
            <text:p>77.45</text:p>
          </table:table-cell>
          <table:table-cell table:style-name="Default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RIKEN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77.45" calcext:value-type="float">
            <text:p>77.45</text:p>
          </table:table-cell>
          <table:table-cell table:style-name="Default" office:value-type="float" office:value="39.25" calcext:value-type="float">
            <text:p>39.2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RIKEN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106.053" calcext:value-type="float">
            <text:p>106.053</text:p>
          </table:table-cell>
          <table:table-cell table:style-name="Default" office:value-type="float" office:value="-19.625" calcext:value-type="float">
            <text:p>-19.6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IKEN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106.053" calcext:value-type="float">
            <text:p>106.053</text:p>
          </table:table-cell>
          <table:table-cell table:style-name="Default" office:value-type="float" office:value="19.625" calcext:value-type="float">
            <text:p>19.6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RIKEN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134.655" calcext:value-type="float">
            <text:p>134.655</text:p>
          </table:table-cell>
          <table:table-cell table:style-name="Default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UPC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-118.3" calcext:value-type="float">
            <text:p>-118.3</text:p>
          </table:table-cell>
          <table:table-cell table:style-name="Default" office:value-type="float" office:value="77.45" calcext:value-type="float">
            <text:p>77.4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UPC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-69.7" calcext:value-type="float">
            <text:p>-69.7</text:p>
          </table:table-cell>
          <table:table-cell table:style-name="Default" office:value-type="float" office:value="77.45" calcext:value-type="float">
            <text:p>77.4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UPC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-34.85" calcext:value-type="float">
            <text:p>-34.85</text:p>
          </table:table-cell>
          <table:table-cell table:style-name="Default" office:value-type="float" office:value="77.45" calcext:value-type="float">
            <text:p>77.4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UPC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7.45" calcext:value-type="float">
            <text:p>77.4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UPC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34.85" calcext:value-type="float">
            <text:p>34.85</text:p>
          </table:table-cell>
          <table:table-cell table:style-name="Default" office:value-type="float" office:value="77.45" calcext:value-type="float">
            <text:p>77.4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UPC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69.7" calcext:value-type="float">
            <text:p>69.7</text:p>
          </table:table-cell>
          <table:table-cell table:style-name="Default" office:value-type="float" office:value="77.45" calcext:value-type="float">
            <text:p>77.4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UPC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118.3" calcext:value-type="float">
            <text:p>118.3</text:p>
          </table:table-cell>
          <table:table-cell table:style-name="Default" office:value-type="float" office:value="77.45" calcext:value-type="float">
            <text:p>77.4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UPC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-97.2" calcext:value-type="float">
            <text:p>-97.2</text:p>
          </table:table-cell>
          <table:table-cell table:style-name="Default" office:value-type="float" office:value="116.7" calcext:value-type="float">
            <text:p>116.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UPC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-60.362" calcext:value-type="float">
            <text:p>-60.362</text:p>
          </table:table-cell>
          <table:table-cell table:style-name="Default" office:value-type="float" office:value="112.3" calcext:value-type="float">
            <text:p>112.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UPC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-17.425" calcext:value-type="float">
            <text:p>-17.425</text:p>
          </table:table-cell>
          <table:table-cell table:style-name="Default" office:value-type="float" office:value="107.631" calcext:value-type="float">
            <text:p>107.63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UPC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17.425" calcext:value-type="float">
            <text:p>17.425</text:p>
          </table:table-cell>
          <table:table-cell table:style-name="Default" office:value-type="float" office:value="107.631" calcext:value-type="float">
            <text:p>107.63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UPC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60.362" calcext:value-type="float">
            <text:p>60.362</text:p>
          </table:table-cell>
          <table:table-cell table:style-name="Default" office:value-type="float" office:value="112.3" calcext:value-type="float">
            <text:p>112.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UPC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97.2" calcext:value-type="float">
            <text:p>97.2</text:p>
          </table:table-cell>
          <table:table-cell table:style-name="Default" office:value-type="float" office:value="116.7" calcext:value-type="float">
            <text:p>116.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UPC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-73.928" calcext:value-type="float">
            <text:p>-73.928</text:p>
          </table:table-cell>
          <table:table-cell table:style-name="Default" office:value-type="float" office:value="151.378" calcext:value-type="float">
            <text:p>151.37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UPC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-34.85" calcext:value-type="float">
            <text:p>-34.85</text:p>
          </table:table-cell>
          <table:table-cell table:style-name="Default" office:value-type="float" office:value="137.812" calcext:value-type="float">
            <text:p>137.81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UPC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7.15" calcext:value-type="float">
            <text:p>147.1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UPC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34.85" calcext:value-type="float">
            <text:p>34.85</text:p>
          </table:table-cell>
          <table:table-cell table:style-name="Default" office:value-type="float" office:value="137.812" calcext:value-type="float">
            <text:p>137.81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UPC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73.928" calcext:value-type="float">
            <text:p>73.928</text:p>
          </table:table-cell>
          <table:table-cell table:style-name="Default" office:value-type="float" office:value="151.378" calcext:value-type="float">
            <text:p>151.37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UPC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-27.0595" calcext:value-type="float">
            <text:p>-27.0595</text:p>
          </table:table-cell>
          <table:table-cell table:style-name="Default" office:value-type="float" office:value="178.438" calcext:value-type="float">
            <text:p>178.43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UPC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27.0595" calcext:value-type="float">
            <text:p>27.0595</text:p>
          </table:table-cell>
          <table:table-cell table:style-name="Default" office:value-type="float" office:value="178.438" calcext:value-type="float">
            <text:p>178.43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UPC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-118.3" calcext:value-type="float">
            <text:p>-118.3</text:p>
          </table:table-cell>
          <table:table-cell table:style-name="Default" office:value-type="float" office:value="-77.45" calcext:value-type="float">
            <text:p>-77.4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UPC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-69.7" calcext:value-type="float">
            <text:p>-69.7</text:p>
          </table:table-cell>
          <table:table-cell table:style-name="Default" office:value-type="float" office:value="-77.45" calcext:value-type="float">
            <text:p>-77.4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UPC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-34.85" calcext:value-type="float">
            <text:p>-34.85</text:p>
          </table:table-cell>
          <table:table-cell table:style-name="Default" office:value-type="float" office:value="-77.45" calcext:value-type="float">
            <text:p>-77.4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UPC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77.45" calcext:value-type="float">
            <text:p>-77.4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UPC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34.85" calcext:value-type="float">
            <text:p>34.85</text:p>
          </table:table-cell>
          <table:table-cell table:style-name="Default" office:value-type="float" office:value="-77.45" calcext:value-type="float">
            <text:p>-77.4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UPC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69.7" calcext:value-type="float">
            <text:p>69.7</text:p>
          </table:table-cell>
          <table:table-cell table:style-name="Default" office:value-type="float" office:value="-77.45" calcext:value-type="float">
            <text:p>-77.4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UPC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118.3" calcext:value-type="float">
            <text:p>118.3</text:p>
          </table:table-cell>
          <table:table-cell table:style-name="Default" office:value-type="float" office:value="-77.45" calcext:value-type="float">
            <text:p>-77.4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UPC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-97.2" calcext:value-type="float">
            <text:p>-97.2</text:p>
          </table:table-cell>
          <table:table-cell table:style-name="Default" office:value-type="float" office:value="-116.7" calcext:value-type="float">
            <text:p>-116.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UPC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-60.362" calcext:value-type="float">
            <text:p>-60.362</text:p>
          </table:table-cell>
          <table:table-cell table:style-name="Default" office:value-type="float" office:value="-112.3" calcext:value-type="float">
            <text:p>-112.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UPC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-17.425" calcext:value-type="float">
            <text:p>-17.425</text:p>
          </table:table-cell>
          <table:table-cell table:style-name="Default" office:value-type="float" office:value="-107.631" calcext:value-type="float">
            <text:p>-107.63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UPC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17.425" calcext:value-type="float">
            <text:p>17.425</text:p>
          </table:table-cell>
          <table:table-cell table:style-name="Default" office:value-type="float" office:value="-107.631" calcext:value-type="float">
            <text:p>-107.63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UPC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60.362" calcext:value-type="float">
            <text:p>60.362</text:p>
          </table:table-cell>
          <table:table-cell table:style-name="Default" office:value-type="float" office:value="-112.3" calcext:value-type="float">
            <text:p>-112.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UPC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97.2" calcext:value-type="float">
            <text:p>97.2</text:p>
          </table:table-cell>
          <table:table-cell table:style-name="Default" office:value-type="float" office:value="-116.7" calcext:value-type="float">
            <text:p>-116.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UPC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-73.928" calcext:value-type="float">
            <text:p>-73.928</text:p>
          </table:table-cell>
          <table:table-cell table:style-name="Default" office:value-type="float" office:value="-151.378" calcext:value-type="float">
            <text:p>-151.37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UPC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-34.85" calcext:value-type="float">
            <text:p>-34.85</text:p>
          </table:table-cell>
          <table:table-cell table:style-name="Default" office:value-type="float" office:value="-137.812" calcext:value-type="float">
            <text:p>-137.81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UPC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47.15" calcext:value-type="float">
            <text:p>-147.1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UPC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34.85" calcext:value-type="float">
            <text:p>34.85</text:p>
          </table:table-cell>
          <table:table-cell table:style-name="Default" office:value-type="float" office:value="-137.812" calcext:value-type="float">
            <text:p>-137.81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UPC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73.928" calcext:value-type="float">
            <text:p>73.928</text:p>
          </table:table-cell>
          <table:table-cell table:style-name="Default" office:value-type="float" office:value="-151.378" calcext:value-type="float">
            <text:p>-151.37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UPC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-27.0595" calcext:value-type="float">
            <text:p>-27.0595</text:p>
          </table:table-cell>
          <table:table-cell table:style-name="Default" office:value-type="float" office:value="-178.438" calcext:value-type="float">
            <text:p>-178.43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UPC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27.0595" calcext:value-type="float">
            <text:p>27.0595</text:p>
          </table:table-cell>
          <table:table-cell table:style-name="Default" office:value-type="float" office:value="-178.438" calcext:value-type="float">
            <text:p>-178.43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ORNL1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-215.5" calcext:value-type="float">
            <text:p>-215.5</text:p>
          </table:table-cell>
          <table:table-cell table:style-name="Default" office:value-type="float" office:value="77.45" calcext:value-type="float">
            <text:p>77.4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ORNL1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-166.9" calcext:value-type="float">
            <text:p>-166.9</text:p>
          </table:table-cell>
          <table:table-cell table:style-name="Default" office:value-type="float" office:value="77.45" calcext:value-type="float">
            <text:p>77.4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ORNL1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166.9" calcext:value-type="float">
            <text:p>166.9</text:p>
          </table:table-cell>
          <table:table-cell table:style-name="Default" office:value-type="float" office:value="77.45" calcext:value-type="float">
            <text:p>77.4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ORNL1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215.5" calcext:value-type="float">
            <text:p>215.5</text:p>
          </table:table-cell>
          <table:table-cell table:style-name="Default" office:value-type="float" office:value="77.45" calcext:value-type="float">
            <text:p>77.4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ORNL1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-301.012" calcext:value-type="float">
            <text:p>-301.012</text:p>
          </table:table-cell>
          <table:table-cell table:style-name="Default" office:value-type="float" office:value="214.133" calcext:value-type="float">
            <text:p>214.133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ORNL1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-252.393" calcext:value-type="float">
            <text:p>-252.393</text:p>
          </table:table-cell>
          <table:table-cell table:style-name="Default" office:value-type="float" office:value="235.169" calcext:value-type="float">
            <text:p>235.169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ORNL1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252.393" calcext:value-type="float">
            <text:p>252.393</text:p>
          </table:table-cell>
          <table:table-cell table:style-name="Default" office:value-type="float" office:value="235.169" calcext:value-type="float">
            <text:p>235.169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ORNL1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301.012" calcext:value-type="float">
            <text:p>301.012</text:p>
          </table:table-cell>
          <table:table-cell table:style-name="Default" office:value-type="float" office:value="214.133" calcext:value-type="float">
            <text:p>214.133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ORNL1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-215.5" calcext:value-type="float">
            <text:p>-215.5</text:p>
          </table:table-cell>
          <table:table-cell table:style-name="Default" office:value-type="float" office:value="-77.45" calcext:value-type="float">
            <text:p>-77.4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ORNL1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-166.9" calcext:value-type="float">
            <text:p>-166.9</text:p>
          </table:table-cell>
          <table:table-cell table:style-name="Default" office:value-type="float" office:value="-77.45" calcext:value-type="float">
            <text:p>-77.4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ORNL1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166.9" calcext:value-type="float">
            <text:p>166.9</text:p>
          </table:table-cell>
          <table:table-cell table:style-name="Default" office:value-type="float" office:value="-77.45" calcext:value-type="float">
            <text:p>-77.4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ORNL1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215.5" calcext:value-type="float">
            <text:p>215.5</text:p>
          </table:table-cell>
          <table:table-cell table:style-name="Default" office:value-type="float" office:value="-77.45" calcext:value-type="float">
            <text:p>-77.4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ORNL1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-301.012" calcext:value-type="float">
            <text:p>-301.012</text:p>
          </table:table-cell>
          <table:table-cell table:style-name="Default" office:value-type="float" office:value="-214.133" calcext:value-type="float">
            <text:p>-214.133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ORNL1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-252.393" calcext:value-type="float">
            <text:p>-252.393</text:p>
          </table:table-cell>
          <table:table-cell table:style-name="Default" office:value-type="float" office:value="-235.169" calcext:value-type="float">
            <text:p>-235.169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ORNL1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252.393" calcext:value-type="float">
            <text:p>252.393</text:p>
          </table:table-cell>
          <table:table-cell table:style-name="Default" office:value-type="float" office:value="-235.169" calcext:value-type="float">
            <text:p>-235.169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ORNL1</text:p>
          </table:table-cell>
          <table:table-cell table:style-name="ce2" office:value-type="float" office:value="27.5" calcext:value-type="float">
            <text:p>27.5</text:p>
          </table:table-cell>
          <table:table-cell table:style-name="Default" office:value-type="float" office:value="301.012" calcext:value-type="float">
            <text:p>301.012</text:p>
          </table:table-cell>
          <table:table-cell table:style-name="Default" office:value-type="float" office:value="-214.133" calcext:value-type="float">
            <text:p>-214.133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-139.932" calcext:value-type="float">
            <text:p>-139.932</text:p>
          </table:table-cell>
          <table:table-cell table:style-name="Default" office:value-type="float" office:value="142.007" calcext:value-type="float">
            <text:p>142.00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-70.014" calcext:value-type="float">
            <text:p>-70.014</text:p>
          </table:table-cell>
          <table:table-cell table:style-name="Default" office:value-type="float" office:value="198.718" calcext:value-type="float">
            <text:p>198.71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7.478" calcext:value-type="float">
            <text:p>217.47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70.014" calcext:value-type="float">
            <text:p>70.014</text:p>
          </table:table-cell>
          <table:table-cell table:style-name="Default" office:value-type="float" office:value="198.718" calcext:value-type="float">
            <text:p>198.71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139.932" calcext:value-type="float">
            <text:p>139.932</text:p>
          </table:table-cell>
          <table:table-cell table:style-name="Default" office:value-type="float" office:value="142.007" calcext:value-type="float">
            <text:p>142.00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-214.903" calcext:value-type="float">
            <text:p>-214.903</text:p>
          </table:table-cell>
          <table:table-cell table:style-name="Default" office:value-type="float" office:value="127.3" calcext:value-type="float">
            <text:p>127.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-133.044" calcext:value-type="float">
            <text:p>-133.044</text:p>
          </table:table-cell>
          <table:table-cell table:style-name="Default" office:value-type="float" office:value="210.494" calcext:value-type="float">
            <text:p>210.49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-48.6976" calcext:value-type="float">
            <text:p>-48.6976</text:p>
          </table:table-cell>
          <table:table-cell table:style-name="Default" office:value-type="float" office:value="259.192" calcext:value-type="float">
            <text:p>259.19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48.6976" calcext:value-type="float">
            <text:p>48.6976</text:p>
          </table:table-cell>
          <table:table-cell table:style-name="Default" office:value-type="float" office:value="259.192" calcext:value-type="float">
            <text:p>259.19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133.044" calcext:value-type="float">
            <text:p>133.044</text:p>
          </table:table-cell>
          <table:table-cell table:style-name="Default" office:value-type="float" office:value="210.494" calcext:value-type="float">
            <text:p>210.49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214.903" calcext:value-type="float">
            <text:p>214.903</text:p>
          </table:table-cell>
          <table:table-cell table:style-name="Default" office:value-type="float" office:value="127.3" calcext:value-type="float">
            <text:p>127.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-273.203" calcext:value-type="float">
            <text:p>-273.203</text:p>
          </table:table-cell>
          <table:table-cell table:style-name="Default" office:value-type="float" office:value="102.2" calcext:value-type="float">
            <text:p>102.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-263.894" calcext:value-type="float">
            <text:p>-263.894</text:p>
          </table:table-cell>
          <table:table-cell table:style-name="Default" office:value-type="float" office:value="172.91" calcext:value-type="float">
            <text:p>172.9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-204.385" calcext:value-type="float">
            <text:p>-204.385</text:p>
          </table:table-cell>
          <table:table-cell table:style-name="Default" office:value-type="float" office:value="193.709" calcext:value-type="float">
            <text:p>193.709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-118.139" calcext:value-type="float">
            <text:p>-118.139</text:p>
          </table:table-cell>
          <table:table-cell table:style-name="Default" office:value-type="float" office:value="282.073" calcext:value-type="float">
            <text:p>282.07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3.728" calcext:value-type="float">
            <text:p>313.728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118.139" calcext:value-type="float">
            <text:p>118.139</text:p>
          </table:table-cell>
          <table:table-cell table:style-name="Default" office:value-type="float" office:value="282.073" calcext:value-type="float">
            <text:p>282.07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204.385" calcext:value-type="float">
            <text:p>204.385</text:p>
          </table:table-cell>
          <table:table-cell table:style-name="Default" office:value-type="float" office:value="193.709" calcext:value-type="float">
            <text:p>193.709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263.894" calcext:value-type="float">
            <text:p>263.894</text:p>
          </table:table-cell>
          <table:table-cell table:style-name="Default" office:value-type="float" office:value="172.91" calcext:value-type="float">
            <text:p>172.9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273.203" calcext:value-type="float">
            <text:p>273.203</text:p>
          </table:table-cell>
          <table:table-cell table:style-name="Default" office:value-type="float" office:value="102.2" calcext:value-type="float">
            <text:p>102.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-339.453" calcext:value-type="float">
            <text:p>-339.453</text:p>
          </table:table-cell>
          <table:table-cell table:style-name="Default" office:value-type="float" office:value="102.2" calcext:value-type="float">
            <text:p>102.2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-323.857" calcext:value-type="float">
            <text:p>-323.857</text:p>
          </table:table-cell>
          <table:table-cell table:style-name="Default" office:value-type="float" office:value="159.305" calcext:value-type="float">
            <text:p>159.30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-201.103" calcext:value-type="float">
            <text:p>-201.103</text:p>
          </table:table-cell>
          <table:table-cell table:style-name="Default" office:value-type="float" office:value="278.553" calcext:value-type="float">
            <text:p>278.553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-166.264" calcext:value-type="float">
            <text:p>-166.264</text:p>
          </table:table-cell>
          <table:table-cell table:style-name="Default" office:value-type="float" office:value="365.428" calcext:value-type="float">
            <text:p>365.428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-73.6089" calcext:value-type="float">
            <text:p>-73.6089</text:p>
          </table:table-cell>
          <table:table-cell table:style-name="Default" office:value-type="float" office:value="352.162" calcext:value-type="float">
            <text:p>352.162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73.6089" calcext:value-type="float">
            <text:p>73.6089</text:p>
          </table:table-cell>
          <table:table-cell table:style-name="Default" office:value-type="float" office:value="352.162" calcext:value-type="float">
            <text:p>352.162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166.264" calcext:value-type="float">
            <text:p>166.264</text:p>
          </table:table-cell>
          <table:table-cell table:style-name="Default" office:value-type="float" office:value="365.428" calcext:value-type="float">
            <text:p>365.428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201.103" calcext:value-type="float">
            <text:p>201.103</text:p>
          </table:table-cell>
          <table:table-cell table:style-name="Default" office:value-type="float" office:value="278.553" calcext:value-type="float">
            <text:p>278.553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323.857" calcext:value-type="float">
            <text:p>323.857</text:p>
          </table:table-cell>
          <table:table-cell table:style-name="Default" office:value-type="float" office:value="159.305" calcext:value-type="float">
            <text:p>159.30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339.453" calcext:value-type="float">
            <text:p>339.453</text:p>
          </table:table-cell>
          <table:table-cell table:style-name="Default" office:value-type="float" office:value="102.2" calcext:value-type="float">
            <text:p>102.2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-139.932" calcext:value-type="float">
            <text:p>-139.932</text:p>
          </table:table-cell>
          <table:table-cell table:style-name="Default" office:value-type="float" office:value="-142.007" calcext:value-type="float">
            <text:p>-142.00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-70.014" calcext:value-type="float">
            <text:p>-70.014</text:p>
          </table:table-cell>
          <table:table-cell table:style-name="Default" office:value-type="float" office:value="-198.718" calcext:value-type="float">
            <text:p>-198.71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17.478" calcext:value-type="float">
            <text:p>-217.47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70.014" calcext:value-type="float">
            <text:p>70.014</text:p>
          </table:table-cell>
          <table:table-cell table:style-name="Default" office:value-type="float" office:value="-198.718" calcext:value-type="float">
            <text:p>-198.71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139.932" calcext:value-type="float">
            <text:p>139.932</text:p>
          </table:table-cell>
          <table:table-cell table:style-name="Default" office:value-type="float" office:value="-142.007" calcext:value-type="float">
            <text:p>-142.00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-214.903" calcext:value-type="float">
            <text:p>-214.903</text:p>
          </table:table-cell>
          <table:table-cell table:style-name="Default" office:value-type="float" office:value="-127.3" calcext:value-type="float">
            <text:p>-127.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-133.044" calcext:value-type="float">
            <text:p>-133.044</text:p>
          </table:table-cell>
          <table:table-cell table:style-name="Default" office:value-type="float" office:value="-210.494" calcext:value-type="float">
            <text:p>-210.49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-48.6976" calcext:value-type="float">
            <text:p>-48.6976</text:p>
          </table:table-cell>
          <table:table-cell table:style-name="Default" office:value-type="float" office:value="-259.192" calcext:value-type="float">
            <text:p>-259.19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48.6976" calcext:value-type="float">
            <text:p>48.6976</text:p>
          </table:table-cell>
          <table:table-cell table:style-name="Default" office:value-type="float" office:value="-259.192" calcext:value-type="float">
            <text:p>-259.19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133.044" calcext:value-type="float">
            <text:p>133.044</text:p>
          </table:table-cell>
          <table:table-cell table:style-name="Default" office:value-type="float" office:value="-210.494" calcext:value-type="float">
            <text:p>-210.49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214.903" calcext:value-type="float">
            <text:p>214.903</text:p>
          </table:table-cell>
          <table:table-cell table:style-name="Default" office:value-type="float" office:value="-127.3" calcext:value-type="float">
            <text:p>-127.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-273.203" calcext:value-type="float">
            <text:p>-273.203</text:p>
          </table:table-cell>
          <table:table-cell table:style-name="Default" office:value-type="float" office:value="-102.2" calcext:value-type="float">
            <text:p>-102.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-263.894" calcext:value-type="float">
            <text:p>-263.894</text:p>
          </table:table-cell>
          <table:table-cell table:style-name="Default" office:value-type="float" office:value="-172.91" calcext:value-type="float">
            <text:p>-172.9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-204.385" calcext:value-type="float">
            <text:p>-204.385</text:p>
          </table:table-cell>
          <table:table-cell table:style-name="Default" office:value-type="float" office:value="-193.709" calcext:value-type="float">
            <text:p>-193.709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-118.139" calcext:value-type="float">
            <text:p>-118.139</text:p>
          </table:table-cell>
          <table:table-cell table:style-name="Default" office:value-type="float" office:value="-282.073" calcext:value-type="float">
            <text:p>-282.07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13.728" calcext:value-type="float">
            <text:p>-313.728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118.139" calcext:value-type="float">
            <text:p>118.139</text:p>
          </table:table-cell>
          <table:table-cell table:style-name="Default" office:value-type="float" office:value="-282.073" calcext:value-type="float">
            <text:p>-282.07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204.385" calcext:value-type="float">
            <text:p>204.385</text:p>
          </table:table-cell>
          <table:table-cell table:style-name="Default" office:value-type="float" office:value="-193.709" calcext:value-type="float">
            <text:p>-193.709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263.894" calcext:value-type="float">
            <text:p>263.894</text:p>
          </table:table-cell>
          <table:table-cell table:style-name="Default" office:value-type="float" office:value="-172.91" calcext:value-type="float">
            <text:p>-172.9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273.203" calcext:value-type="float">
            <text:p>273.203</text:p>
          </table:table-cell>
          <table:table-cell table:style-name="Default" office:value-type="float" office:value="-102.2" calcext:value-type="float">
            <text:p>-102.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-339.453" calcext:value-type="float">
            <text:p>-339.453</text:p>
          </table:table-cell>
          <table:table-cell table:style-name="Default" office:value-type="float" office:value="-102.2" calcext:value-type="float">
            <text:p>-102.2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-323.857" calcext:value-type="float">
            <text:p>-323.857</text:p>
          </table:table-cell>
          <table:table-cell table:style-name="Default" office:value-type="float" office:value="-159.305" calcext:value-type="float">
            <text:p>-159.30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-201.103" calcext:value-type="float">
            <text:p>-201.103</text:p>
          </table:table-cell>
          <table:table-cell table:style-name="Default" office:value-type="float" office:value="-278.553" calcext:value-type="float">
            <text:p>-278.553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-166.264" calcext:value-type="float">
            <text:p>-166.264</text:p>
          </table:table-cell>
          <table:table-cell table:style-name="Default" office:value-type="float" office:value="-365.428" calcext:value-type="float">
            <text:p>-365.428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-73.6089" calcext:value-type="float">
            <text:p>-73.6089</text:p>
          </table:table-cell>
          <table:table-cell table:style-name="Default" office:value-type="float" office:value="-352.162" calcext:value-type="float">
            <text:p>-352.162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73.6089" calcext:value-type="float">
            <text:p>73.6089</text:p>
          </table:table-cell>
          <table:table-cell table:style-name="Default" office:value-type="float" office:value="-352.162" calcext:value-type="float">
            <text:p>-352.162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166.264" calcext:value-type="float">
            <text:p>166.264</text:p>
          </table:table-cell>
          <table:table-cell table:style-name="Default" office:value-type="float" office:value="-365.428" calcext:value-type="float">
            <text:p>-365.428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201.103" calcext:value-type="float">
            <text:p>201.103</text:p>
          </table:table-cell>
          <table:table-cell table:style-name="Default" office:value-type="float" office:value="-278.553" calcext:value-type="float">
            <text:p>-278.553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323.857" calcext:value-type="float">
            <text:p>323.857</text:p>
          </table:table-cell>
          <table:table-cell table:style-name="Default" office:value-type="float" office:value="-159.305" calcext:value-type="float">
            <text:p>-159.30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7"/>
          <table:table-cell table:style-name="ce3" table:number-columns-repeated="2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ORNL2</text:p>
          </table:table-cell>
          <table:table-cell table:style-name="ce2" office:value-type="float" office:value="53" calcext:value-type="float">
            <text:p>53</text:p>
          </table:table-cell>
          <table:table-cell table:style-name="Default" office:value-type="float" office:value="339.453" calcext:value-type="float">
            <text:p>339.453</text:p>
          </table:table-cell>
          <table:table-cell table:style-name="Default" office:value-type="float" office:value="-102.2" calcext:value-type="float">
            <text:p>-102.2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7"/>
          <table:table-cell table:style-name="ce3" table:number-columns-repeated="2"/>
        </table:table-row>
        <table:table-row table:style-name="ro1" table:number-rows-repeated="104843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float" office:value="-77.45" calcext:value-type="float">
            <text:p>-77.45</text:p>
          </table:table-cell>
          <table:table-cell office:value-type="float" office:value="-39.25" calcext:value-type="float">
            <text:p>-39.25</text:p>
          </table:table-cell>
        </table:table-row>
        <table:table-row table:style-name="ro1">
          <table:table-cell office:value-type="float" office:value="-77.45" calcext:value-type="float">
            <text:p>-77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77.45" calcext:value-type="float">
            <text:p>-77.45</text:p>
          </table:table-cell>
          <table:table-cell office:value-type="float" office:value="39.25" calcext:value-type="float">
            <text:p>39.25</text:p>
          </table:table-cell>
        </table:table-row>
        <table:table-row table:style-name="ro1">
          <table:table-cell office:value-type="float" office:value="-106.052" calcext:value-type="float">
            <text:p>-106.052</text:p>
          </table:table-cell>
          <table:table-cell office:value-type="float" office:value="-19.625" calcext:value-type="float">
            <text:p>-19.625</text:p>
          </table:table-cell>
        </table:table-row>
        <table:table-row table:style-name="ro1">
          <table:table-cell office:value-type="float" office:value="-106.052" calcext:value-type="float">
            <text:p>-106.052</text:p>
          </table:table-cell>
          <table:table-cell office:value-type="float" office:value="19.625" calcext:value-type="float">
            <text:p>19.625</text:p>
          </table:table-cell>
        </table:table-row>
        <table:table-row table:style-name="ro1">
          <table:table-cell office:value-type="float" office:value="-134.655" calcext:value-type="float">
            <text:p>-134.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45" calcext:value-type="float">
            <text:p>77.45</text:p>
          </table:table-cell>
          <table:table-cell office:value-type="float" office:value="-39.25" calcext:value-type="float">
            <text:p>-39.25</text:p>
          </table:table-cell>
        </table:table-row>
        <table:table-row table:style-name="ro1">
          <table:table-cell office:value-type="float" office:value="77.45" calcext:value-type="float">
            <text:p>77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45" calcext:value-type="float">
            <text:p>77.45</text:p>
          </table:table-cell>
          <table:table-cell office:value-type="float" office:value="39.25" calcext:value-type="float">
            <text:p>39.25</text:p>
          </table:table-cell>
        </table:table-row>
        <table:table-row table:style-name="ro1">
          <table:table-cell office:value-type="float" office:value="106.053" calcext:value-type="float">
            <text:p>106.053</text:p>
          </table:table-cell>
          <table:table-cell office:value-type="float" office:value="-19.625" calcext:value-type="float">
            <text:p>-19.625</text:p>
          </table:table-cell>
        </table:table-row>
        <table:table-row table:style-name="ro1">
          <table:table-cell office:value-type="float" office:value="106.053" calcext:value-type="float">
            <text:p>106.053</text:p>
          </table:table-cell>
          <table:table-cell office:value-type="float" office:value="19.625" calcext:value-type="float">
            <text:p>19.625</text:p>
          </table:table-cell>
        </table:table-row>
        <table:table-row table:style-name="ro1">
          <table:table-cell office:value-type="float" office:value="134.655" calcext:value-type="float">
            <text:p>134.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77.45" calcext:value-type="float">
            <text:p>-77.45</text:p>
          </table:table-cell>
          <table:table-cell office:value-type="float" office:value="-39.25" calcext:value-type="float">
            <text:p>-39.25</text:p>
          </table:table-cell>
        </table:table-row>
        <table:table-row table:style-name="ro1">
          <table:table-cell office:value-type="float" office:value="-77.45" calcext:value-type="float">
            <text:p>-77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77.45" calcext:value-type="float">
            <text:p>-77.45</text:p>
          </table:table-cell>
          <table:table-cell office:value-type="float" office:value="39.25" calcext:value-type="float">
            <text:p>39.25</text:p>
          </table:table-cell>
        </table:table-row>
        <table:table-row table:style-name="ro1">
          <table:table-cell office:value-type="float" office:value="-106.052" calcext:value-type="float">
            <text:p>-106.052</text:p>
          </table:table-cell>
          <table:table-cell office:value-type="float" office:value="-19.625" calcext:value-type="float">
            <text:p>-19.625</text:p>
          </table:table-cell>
        </table:table-row>
        <table:table-row table:style-name="ro1">
          <table:table-cell office:value-type="float" office:value="-106.052" calcext:value-type="float">
            <text:p>-106.052</text:p>
          </table:table-cell>
          <table:table-cell office:value-type="float" office:value="19.625" calcext:value-type="float">
            <text:p>19.625</text:p>
          </table:table-cell>
        </table:table-row>
        <table:table-row table:style-name="ro1">
          <table:table-cell office:value-type="float" office:value="-134.655" calcext:value-type="float">
            <text:p>-134.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45" calcext:value-type="float">
            <text:p>77.45</text:p>
          </table:table-cell>
          <table:table-cell office:value-type="float" office:value="-39.25" calcext:value-type="float">
            <text:p>-39.25</text:p>
          </table:table-cell>
        </table:table-row>
        <table:table-row table:style-name="ro1">
          <table:table-cell office:value-type="float" office:value="77.45" calcext:value-type="float">
            <text:p>77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45" calcext:value-type="float">
            <text:p>77.45</text:p>
          </table:table-cell>
          <table:table-cell office:value-type="float" office:value="39.25" calcext:value-type="float">
            <text:p>39.25</text:p>
          </table:table-cell>
        </table:table-row>
        <table:table-row table:style-name="ro1">
          <table:table-cell office:value-type="float" office:value="106.053" calcext:value-type="float">
            <text:p>106.053</text:p>
          </table:table-cell>
          <table:table-cell office:value-type="float" office:value="-19.625" calcext:value-type="float">
            <text:p>-19.625</text:p>
          </table:table-cell>
        </table:table-row>
        <table:table-row table:style-name="ro1">
          <table:table-cell office:value-type="float" office:value="106.053" calcext:value-type="float">
            <text:p>106.053</text:p>
          </table:table-cell>
          <table:table-cell office:value-type="float" office:value="19.625" calcext:value-type="float">
            <text:p>19.625</text:p>
          </table:table-cell>
        </table:table-row>
        <table:table-row table:style-name="ro1">
          <table:table-cell office:value-type="float" office:value="134.655" calcext:value-type="float">
            <text:p>134.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8.3" calcext:value-type="float">
            <text:p>-118.3</text:p>
          </table:table-cell>
          <table:table-cell office:value-type="float" office:value="77.45" calcext:value-type="float">
            <text:p>77.45</text:p>
          </table:table-cell>
        </table:table-row>
        <table:table-row table:style-name="ro1">
          <table:table-cell office:value-type="float" office:value="-69.7" calcext:value-type="float">
            <text:p>-69.7</text:p>
          </table:table-cell>
          <table:table-cell office:value-type="float" office:value="77.45" calcext:value-type="float">
            <text:p>77.45</text:p>
          </table:table-cell>
        </table:table-row>
        <table:table-row table:style-name="ro1">
          <table:table-cell office:value-type="float" office:value="-34.85" calcext:value-type="float">
            <text:p>-34.85</text:p>
          </table:table-cell>
          <table:table-cell office:value-type="float" office:value="77.45" calcext:value-type="float">
            <text:p>77.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.45" calcext:value-type="float">
            <text:p>77.45</text:p>
          </table:table-cell>
        </table:table-row>
        <table:table-row table:style-name="ro1">
          <table:table-cell office:value-type="float" office:value="34.85" calcext:value-type="float">
            <text:p>34.85</text:p>
          </table:table-cell>
          <table:table-cell office:value-type="float" office:value="77.45" calcext:value-type="float">
            <text:p>77.45</text:p>
          </table:table-cell>
        </table:table-row>
        <table:table-row table:style-name="ro1">
          <table:table-cell office:value-type="float" office:value="69.7" calcext:value-type="float">
            <text:p>69.7</text:p>
          </table:table-cell>
          <table:table-cell office:value-type="float" office:value="77.45" calcext:value-type="float">
            <text:p>77.45</text:p>
          </table:table-cell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77.45" calcext:value-type="float">
            <text:p>77.45</text:p>
          </table:table-cell>
        </table:table-row>
        <table:table-row table:style-name="ro1">
          <table:table-cell office:value-type="float" office:value="-97.2" calcext:value-type="float">
            <text:p>-97.2</text:p>
          </table:table-cell>
          <table:table-cell office:value-type="float" office:value="116.7" calcext:value-type="float">
            <text:p>116.7</text:p>
          </table:table-cell>
        </table:table-row>
        <table:table-row table:style-name="ro1">
          <table:table-cell office:value-type="float" office:value="-60.362" calcext:value-type="float">
            <text:p>-60.362</text:p>
          </table:table-cell>
          <table:table-cell office:value-type="float" office:value="112.3" calcext:value-type="float">
            <text:p>112.3</text:p>
          </table:table-cell>
        </table:table-row>
        <table:table-row table:style-name="ro1">
          <table:table-cell office:value-type="float" office:value="-17.425" calcext:value-type="float">
            <text:p>-17.425</text:p>
          </table:table-cell>
          <table:table-cell office:value-type="float" office:value="107.631" calcext:value-type="float">
            <text:p>107.631</text:p>
          </table:table-cell>
        </table:table-row>
        <table:table-row table:style-name="ro1">
          <table:table-cell office:value-type="float" office:value="17.425" calcext:value-type="float">
            <text:p>17.425</text:p>
          </table:table-cell>
          <table:table-cell office:value-type="float" office:value="107.631" calcext:value-type="float">
            <text:p>107.631</text:p>
          </table:table-cell>
        </table:table-row>
        <table:table-row table:style-name="ro1">
          <table:table-cell office:value-type="float" office:value="60.362" calcext:value-type="float">
            <text:p>60.362</text:p>
          </table:table-cell>
          <table:table-cell office:value-type="float" office:value="112.3" calcext:value-type="float">
            <text:p>112.3</text:p>
          </table:table-cell>
        </table:table-row>
        <table:table-row table:style-name="ro1">
          <table:table-cell office:value-type="float" office:value="97.2" calcext:value-type="float">
            <text:p>97.2</text:p>
          </table:table-cell>
          <table:table-cell office:value-type="float" office:value="116.7" calcext:value-type="float">
            <text:p>116.7</text:p>
          </table:table-cell>
        </table:table-row>
        <table:table-row table:style-name="ro1">
          <table:table-cell office:value-type="float" office:value="-73.928" calcext:value-type="float">
            <text:p>-73.928</text:p>
          </table:table-cell>
          <table:table-cell office:value-type="float" office:value="151.378" calcext:value-type="float">
            <text:p>151.378</text:p>
          </table:table-cell>
        </table:table-row>
        <table:table-row table:style-name="ro1">
          <table:table-cell office:value-type="float" office:value="-34.85" calcext:value-type="float">
            <text:p>-34.85</text:p>
          </table:table-cell>
          <table:table-cell office:value-type="float" office:value="137.812" calcext:value-type="float">
            <text:p>137.8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7.15" calcext:value-type="float">
            <text:p>147.15</text:p>
          </table:table-cell>
        </table:table-row>
        <table:table-row table:style-name="ro1">
          <table:table-cell office:value-type="float" office:value="34.85" calcext:value-type="float">
            <text:p>34.85</text:p>
          </table:table-cell>
          <table:table-cell office:value-type="float" office:value="137.812" calcext:value-type="float">
            <text:p>137.812</text:p>
          </table:table-cell>
        </table:table-row>
        <table:table-row table:style-name="ro1">
          <table:table-cell office:value-type="float" office:value="73.928" calcext:value-type="float">
            <text:p>73.928</text:p>
          </table:table-cell>
          <table:table-cell office:value-type="float" office:value="151.378" calcext:value-type="float">
            <text:p>151.378</text:p>
          </table:table-cell>
        </table:table-row>
        <table:table-row table:style-name="ro1">
          <table:table-cell office:value-type="float" office:value="-27.0595" calcext:value-type="float">
            <text:p>-27.0595</text:p>
          </table:table-cell>
          <table:table-cell office:value-type="float" office:value="178.438" calcext:value-type="float">
            <text:p>178.438</text:p>
          </table:table-cell>
        </table:table-row>
        <table:table-row table:style-name="ro1">
          <table:table-cell office:value-type="float" office:value="27.0595" calcext:value-type="float">
            <text:p>27.0595</text:p>
          </table:table-cell>
          <table:table-cell office:value-type="float" office:value="178.438" calcext:value-type="float">
            <text:p>178.438</text:p>
          </table:table-cell>
        </table:table-row>
        <table:table-row table:style-name="ro1">
          <table:table-cell office:value-type="float" office:value="-118.3" calcext:value-type="float">
            <text:p>-118.3</text:p>
          </table:table-cell>
          <table:table-cell office:value-type="float" office:value="-77.45" calcext:value-type="float">
            <text:p>-77.45</text:p>
          </table:table-cell>
        </table:table-row>
        <table:table-row table:style-name="ro1">
          <table:table-cell office:value-type="float" office:value="-69.7" calcext:value-type="float">
            <text:p>-69.7</text:p>
          </table:table-cell>
          <table:table-cell office:value-type="float" office:value="-77.45" calcext:value-type="float">
            <text:p>-77.45</text:p>
          </table:table-cell>
        </table:table-row>
        <table:table-row table:style-name="ro1">
          <table:table-cell office:value-type="float" office:value="-34.85" calcext:value-type="float">
            <text:p>-34.85</text:p>
          </table:table-cell>
          <table:table-cell office:value-type="float" office:value="-77.45" calcext:value-type="float">
            <text:p>-77.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7.45" calcext:value-type="float">
            <text:p>-77.45</text:p>
          </table:table-cell>
        </table:table-row>
        <table:table-row table:style-name="ro1">
          <table:table-cell office:value-type="float" office:value="34.85" calcext:value-type="float">
            <text:p>34.85</text:p>
          </table:table-cell>
          <table:table-cell office:value-type="float" office:value="-77.45" calcext:value-type="float">
            <text:p>-77.45</text:p>
          </table:table-cell>
        </table:table-row>
        <table:table-row table:style-name="ro1">
          <table:table-cell office:value-type="float" office:value="69.7" calcext:value-type="float">
            <text:p>69.7</text:p>
          </table:table-cell>
          <table:table-cell office:value-type="float" office:value="-77.45" calcext:value-type="float">
            <text:p>-77.45</text:p>
          </table:table-cell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-77.45" calcext:value-type="float">
            <text:p>-77.45</text:p>
          </table:table-cell>
        </table:table-row>
        <table:table-row table:style-name="ro1">
          <table:table-cell office:value-type="float" office:value="-97.2" calcext:value-type="float">
            <text:p>-97.2</text:p>
          </table:table-cell>
          <table:table-cell office:value-type="float" office:value="-116.7" calcext:value-type="float">
            <text:p>-116.7</text:p>
          </table:table-cell>
        </table:table-row>
        <table:table-row table:style-name="ro1">
          <table:table-cell office:value-type="float" office:value="-60.362" calcext:value-type="float">
            <text:p>-60.362</text:p>
          </table:table-cell>
          <table:table-cell office:value-type="float" office:value="-112.3" calcext:value-type="float">
            <text:p>-112.3</text:p>
          </table:table-cell>
        </table:table-row>
        <table:table-row table:style-name="ro1">
          <table:table-cell office:value-type="float" office:value="-17.425" calcext:value-type="float">
            <text:p>-17.425</text:p>
          </table:table-cell>
          <table:table-cell office:value-type="float" office:value="-107.631" calcext:value-type="float">
            <text:p>-107.631</text:p>
          </table:table-cell>
        </table:table-row>
        <table:table-row table:style-name="ro1">
          <table:table-cell office:value-type="float" office:value="17.425" calcext:value-type="float">
            <text:p>17.425</text:p>
          </table:table-cell>
          <table:table-cell office:value-type="float" office:value="-107.631" calcext:value-type="float">
            <text:p>-107.631</text:p>
          </table:table-cell>
        </table:table-row>
        <table:table-row table:style-name="ro1">
          <table:table-cell office:value-type="float" office:value="60.362" calcext:value-type="float">
            <text:p>60.362</text:p>
          </table:table-cell>
          <table:table-cell office:value-type="float" office:value="-112.3" calcext:value-type="float">
            <text:p>-112.3</text:p>
          </table:table-cell>
        </table:table-row>
        <table:table-row table:style-name="ro1">
          <table:table-cell office:value-type="float" office:value="97.2" calcext:value-type="float">
            <text:p>97.2</text:p>
          </table:table-cell>
          <table:table-cell office:value-type="float" office:value="-116.7" calcext:value-type="float">
            <text:p>-116.7</text:p>
          </table:table-cell>
        </table:table-row>
        <table:table-row table:style-name="ro1">
          <table:table-cell office:value-type="float" office:value="-73.928" calcext:value-type="float">
            <text:p>-73.928</text:p>
          </table:table-cell>
          <table:table-cell office:value-type="float" office:value="-151.378" calcext:value-type="float">
            <text:p>-151.378</text:p>
          </table:table-cell>
        </table:table-row>
        <table:table-row table:style-name="ro1">
          <table:table-cell office:value-type="float" office:value="-34.85" calcext:value-type="float">
            <text:p>-34.85</text:p>
          </table:table-cell>
          <table:table-cell office:value-type="float" office:value="-137.812" calcext:value-type="float">
            <text:p>-137.8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47.15" calcext:value-type="float">
            <text:p>-147.15</text:p>
          </table:table-cell>
        </table:table-row>
        <table:table-row table:style-name="ro1">
          <table:table-cell office:value-type="float" office:value="34.85" calcext:value-type="float">
            <text:p>34.85</text:p>
          </table:table-cell>
          <table:table-cell office:value-type="float" office:value="-137.812" calcext:value-type="float">
            <text:p>-137.812</text:p>
          </table:table-cell>
        </table:table-row>
        <table:table-row table:style-name="ro1">
          <table:table-cell office:value-type="float" office:value="73.928" calcext:value-type="float">
            <text:p>73.928</text:p>
          </table:table-cell>
          <table:table-cell office:value-type="float" office:value="-151.378" calcext:value-type="float">
            <text:p>-151.378</text:p>
          </table:table-cell>
        </table:table-row>
        <table:table-row table:style-name="ro1">
          <table:table-cell office:value-type="float" office:value="-27.0595" calcext:value-type="float">
            <text:p>-27.0595</text:p>
          </table:table-cell>
          <table:table-cell office:value-type="float" office:value="-178.438" calcext:value-type="float">
            <text:p>-178.438</text:p>
          </table:table-cell>
        </table:table-row>
        <table:table-row table:style-name="ro1">
          <table:table-cell office:value-type="float" office:value="27.0595" calcext:value-type="float">
            <text:p>27.0595</text:p>
          </table:table-cell>
          <table:table-cell office:value-type="float" office:value="-178.438" calcext:value-type="float">
            <text:p>-178.438</text:p>
          </table:table-cell>
        </table:table-row>
        <table:table-row table:style-name="ro1">
          <table:table-cell office:value-type="float" office:value="-215.5" calcext:value-type="float">
            <text:p>-215.5</text:p>
          </table:table-cell>
          <table:table-cell office:value-type="float" office:value="77.45" calcext:value-type="float">
            <text:p>77.45</text:p>
          </table:table-cell>
        </table:table-row>
        <table:table-row table:style-name="ro1">
          <table:table-cell office:value-type="float" office:value="-166.9" calcext:value-type="float">
            <text:p>-166.9</text:p>
          </table:table-cell>
          <table:table-cell office:value-type="float" office:value="77.45" calcext:value-type="float">
            <text:p>77.45</text:p>
          </table:table-cell>
        </table:table-row>
        <table:table-row table:style-name="ro1">
          <table:table-cell office:value-type="float" office:value="166.9" calcext:value-type="float">
            <text:p>166.9</text:p>
          </table:table-cell>
          <table:table-cell office:value-type="float" office:value="77.45" calcext:value-type="float">
            <text:p>77.45</text:p>
          </table:table-cell>
        </table:table-row>
        <table:table-row table:style-name="ro1">
          <table:table-cell office:value-type="float" office:value="215.5" calcext:value-type="float">
            <text:p>215.5</text:p>
          </table:table-cell>
          <table:table-cell office:value-type="float" office:value="77.45" calcext:value-type="float">
            <text:p>77.45</text:p>
          </table:table-cell>
        </table:table-row>
        <table:table-row table:style-name="ro1">
          <table:table-cell office:value-type="float" office:value="-301.012" calcext:value-type="float">
            <text:p>-301.012</text:p>
          </table:table-cell>
          <table:table-cell office:value-type="float" office:value="214.133" calcext:value-type="float">
            <text:p>214.133</text:p>
          </table:table-cell>
        </table:table-row>
        <table:table-row table:style-name="ro1">
          <table:table-cell office:value-type="float" office:value="-252.393" calcext:value-type="float">
            <text:p>-252.393</text:p>
          </table:table-cell>
          <table:table-cell office:value-type="float" office:value="235.169" calcext:value-type="float">
            <text:p>235.169</text:p>
          </table:table-cell>
        </table:table-row>
        <table:table-row table:style-name="ro1">
          <table:table-cell office:value-type="float" office:value="252.393" calcext:value-type="float">
            <text:p>252.393</text:p>
          </table:table-cell>
          <table:table-cell office:value-type="float" office:value="235.169" calcext:value-type="float">
            <text:p>235.169</text:p>
          </table:table-cell>
        </table:table-row>
        <table:table-row table:style-name="ro1">
          <table:table-cell office:value-type="float" office:value="301.012" calcext:value-type="float">
            <text:p>301.012</text:p>
          </table:table-cell>
          <table:table-cell office:value-type="float" office:value="214.133" calcext:value-type="float">
            <text:p>214.133</text:p>
          </table:table-cell>
        </table:table-row>
        <table:table-row table:style-name="ro1">
          <table:table-cell office:value-type="float" office:value="-215.5" calcext:value-type="float">
            <text:p>-215.5</text:p>
          </table:table-cell>
          <table:table-cell office:value-type="float" office:value="-77.45" calcext:value-type="float">
            <text:p>-77.45</text:p>
          </table:table-cell>
        </table:table-row>
        <table:table-row table:style-name="ro1">
          <table:table-cell office:value-type="float" office:value="-166.9" calcext:value-type="float">
            <text:p>-166.9</text:p>
          </table:table-cell>
          <table:table-cell office:value-type="float" office:value="-77.45" calcext:value-type="float">
            <text:p>-77.45</text:p>
          </table:table-cell>
        </table:table-row>
        <table:table-row table:style-name="ro1">
          <table:table-cell office:value-type="float" office:value="166.9" calcext:value-type="float">
            <text:p>166.9</text:p>
          </table:table-cell>
          <table:table-cell office:value-type="float" office:value="-77.45" calcext:value-type="float">
            <text:p>-77.45</text:p>
          </table:table-cell>
        </table:table-row>
        <table:table-row table:style-name="ro1">
          <table:table-cell office:value-type="float" office:value="215.5" calcext:value-type="float">
            <text:p>215.5</text:p>
          </table:table-cell>
          <table:table-cell office:value-type="float" office:value="-77.45" calcext:value-type="float">
            <text:p>-77.45</text:p>
          </table:table-cell>
        </table:table-row>
        <table:table-row table:style-name="ro1">
          <table:table-cell office:value-type="float" office:value="-301.012" calcext:value-type="float">
            <text:p>-301.012</text:p>
          </table:table-cell>
          <table:table-cell office:value-type="float" office:value="-214.133" calcext:value-type="float">
            <text:p>-214.133</text:p>
          </table:table-cell>
        </table:table-row>
        <table:table-row table:style-name="ro1">
          <table:table-cell office:value-type="float" office:value="-252.393" calcext:value-type="float">
            <text:p>-252.393</text:p>
          </table:table-cell>
          <table:table-cell office:value-type="float" office:value="-235.169" calcext:value-type="float">
            <text:p>-235.169</text:p>
          </table:table-cell>
        </table:table-row>
        <table:table-row table:style-name="ro1">
          <table:table-cell office:value-type="float" office:value="252.393" calcext:value-type="float">
            <text:p>252.393</text:p>
          </table:table-cell>
          <table:table-cell office:value-type="float" office:value="-235.169" calcext:value-type="float">
            <text:p>-235.169</text:p>
          </table:table-cell>
        </table:table-row>
        <table:table-row table:style-name="ro1">
          <table:table-cell office:value-type="float" office:value="301.012" calcext:value-type="float">
            <text:p>301.012</text:p>
          </table:table-cell>
          <table:table-cell office:value-type="float" office:value="-214.133" calcext:value-type="float">
            <text:p>-214.133</text:p>
          </table:table-cell>
        </table:table-row>
        <table:table-row table:style-name="ro1">
          <table:table-cell office:value-type="float" office:value="-139.932" calcext:value-type="float">
            <text:p>-139.932</text:p>
          </table:table-cell>
          <table:table-cell office:value-type="float" office:value="142.007" calcext:value-type="float">
            <text:p>142.007</text:p>
          </table:table-cell>
        </table:table-row>
        <table:table-row table:style-name="ro1">
          <table:table-cell office:value-type="float" office:value="-70.014" calcext:value-type="float">
            <text:p>-70.014</text:p>
          </table:table-cell>
          <table:table-cell office:value-type="float" office:value="198.718" calcext:value-type="float">
            <text:p>198.7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7.478" calcext:value-type="float">
            <text:p>217.478</text:p>
          </table:table-cell>
        </table:table-row>
        <table:table-row table:style-name="ro1">
          <table:table-cell office:value-type="float" office:value="70.014" calcext:value-type="float">
            <text:p>70.014</text:p>
          </table:table-cell>
          <table:table-cell office:value-type="float" office:value="198.718" calcext:value-type="float">
            <text:p>198.718</text:p>
          </table:table-cell>
        </table:table-row>
        <table:table-row table:style-name="ro1">
          <table:table-cell office:value-type="float" office:value="139.932" calcext:value-type="float">
            <text:p>139.932</text:p>
          </table:table-cell>
          <table:table-cell office:value-type="float" office:value="142.007" calcext:value-type="float">
            <text:p>142.007</text:p>
          </table:table-cell>
        </table:table-row>
        <table:table-row table:style-name="ro1">
          <table:table-cell office:value-type="float" office:value="-214.903" calcext:value-type="float">
            <text:p>-214.903</text:p>
          </table:table-cell>
          <table:table-cell office:value-type="float" office:value="127.3" calcext:value-type="float">
            <text:p>127.3</text:p>
          </table:table-cell>
        </table:table-row>
        <table:table-row table:style-name="ro1">
          <table:table-cell office:value-type="float" office:value="-133.044" calcext:value-type="float">
            <text:p>-133.044</text:p>
          </table:table-cell>
          <table:table-cell office:value-type="float" office:value="210.494" calcext:value-type="float">
            <text:p>210.494</text:p>
          </table:table-cell>
        </table:table-row>
        <table:table-row table:style-name="ro1">
          <table:table-cell office:value-type="float" office:value="-48.6976" calcext:value-type="float">
            <text:p>-48.6976</text:p>
          </table:table-cell>
          <table:table-cell office:value-type="float" office:value="259.192" calcext:value-type="float">
            <text:p>259.192</text:p>
          </table:table-cell>
        </table:table-row>
        <table:table-row table:style-name="ro1">
          <table:table-cell office:value-type="float" office:value="48.6976" calcext:value-type="float">
            <text:p>48.6976</text:p>
          </table:table-cell>
          <table:table-cell office:value-type="float" office:value="259.192" calcext:value-type="float">
            <text:p>259.192</text:p>
          </table:table-cell>
        </table:table-row>
        <table:table-row table:style-name="ro1">
          <table:table-cell office:value-type="float" office:value="133.044" calcext:value-type="float">
            <text:p>133.044</text:p>
          </table:table-cell>
          <table:table-cell office:value-type="float" office:value="210.494" calcext:value-type="float">
            <text:p>210.494</text:p>
          </table:table-cell>
        </table:table-row>
        <table:table-row table:style-name="ro1">
          <table:table-cell office:value-type="float" office:value="214.903" calcext:value-type="float">
            <text:p>214.903</text:p>
          </table:table-cell>
          <table:table-cell office:value-type="float" office:value="127.3" calcext:value-type="float">
            <text:p>127.3</text:p>
          </table:table-cell>
        </table:table-row>
        <table:table-row table:style-name="ro1">
          <table:table-cell office:value-type="float" office:value="-273.203" calcext:value-type="float">
            <text:p>-273.203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1">
          <table:table-cell office:value-type="float" office:value="-263.894" calcext:value-type="float">
            <text:p>-263.894</text:p>
          </table:table-cell>
          <table:table-cell office:value-type="float" office:value="172.91" calcext:value-type="float">
            <text:p>172.91</text:p>
          </table:table-cell>
        </table:table-row>
        <table:table-row table:style-name="ro1">
          <table:table-cell office:value-type="float" office:value="-204.385" calcext:value-type="float">
            <text:p>-204.385</text:p>
          </table:table-cell>
          <table:table-cell office:value-type="float" office:value="193.709" calcext:value-type="float">
            <text:p>193.709</text:p>
          </table:table-cell>
        </table:table-row>
        <table:table-row table:style-name="ro1">
          <table:table-cell office:value-type="float" office:value="-118.139" calcext:value-type="float">
            <text:p>-118.139</text:p>
          </table:table-cell>
          <table:table-cell office:value-type="float" office:value="282.073" calcext:value-type="float">
            <text:p>282.0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3.728" calcext:value-type="float">
            <text:p>313.728</text:p>
          </table:table-cell>
        </table:table-row>
        <table:table-row table:style-name="ro1">
          <table:table-cell office:value-type="float" office:value="118.139" calcext:value-type="float">
            <text:p>118.139</text:p>
          </table:table-cell>
          <table:table-cell office:value-type="float" office:value="282.073" calcext:value-type="float">
            <text:p>282.073</text:p>
          </table:table-cell>
        </table:table-row>
        <table:table-row table:style-name="ro1">
          <table:table-cell office:value-type="float" office:value="204.385" calcext:value-type="float">
            <text:p>204.385</text:p>
          </table:table-cell>
          <table:table-cell office:value-type="float" office:value="193.709" calcext:value-type="float">
            <text:p>193.709</text:p>
          </table:table-cell>
        </table:table-row>
        <table:table-row table:style-name="ro1">
          <table:table-cell office:value-type="float" office:value="263.894" calcext:value-type="float">
            <text:p>263.894</text:p>
          </table:table-cell>
          <table:table-cell office:value-type="float" office:value="172.91" calcext:value-type="float">
            <text:p>172.91</text:p>
          </table:table-cell>
        </table:table-row>
        <table:table-row table:style-name="ro1">
          <table:table-cell office:value-type="float" office:value="273.203" calcext:value-type="float">
            <text:p>273.203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1">
          <table:table-cell office:value-type="float" office:value="-339.453" calcext:value-type="float">
            <text:p>-339.453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1">
          <table:table-cell office:value-type="float" office:value="-323.857" calcext:value-type="float">
            <text:p>-323.857</text:p>
          </table:table-cell>
          <table:table-cell office:value-type="float" office:value="159.305" calcext:value-type="float">
            <text:p>159.305</text:p>
          </table:table-cell>
        </table:table-row>
        <table:table-row table:style-name="ro1">
          <table:table-cell office:value-type="float" office:value="-201.103" calcext:value-type="float">
            <text:p>-201.103</text:p>
          </table:table-cell>
          <table:table-cell office:value-type="float" office:value="278.553" calcext:value-type="float">
            <text:p>278.553</text:p>
          </table:table-cell>
        </table:table-row>
        <table:table-row table:style-name="ro1">
          <table:table-cell office:value-type="float" office:value="-166.264" calcext:value-type="float">
            <text:p>-166.264</text:p>
          </table:table-cell>
          <table:table-cell office:value-type="float" office:value="365.428" calcext:value-type="float">
            <text:p>365.428</text:p>
          </table:table-cell>
        </table:table-row>
        <table:table-row table:style-name="ro1">
          <table:table-cell office:value-type="float" office:value="-73.6089" calcext:value-type="float">
            <text:p>-73.6089</text:p>
          </table:table-cell>
          <table:table-cell office:value-type="float" office:value="352.162" calcext:value-type="float">
            <text:p>352.162</text:p>
          </table:table-cell>
        </table:table-row>
        <table:table-row table:style-name="ro1">
          <table:table-cell office:value-type="float" office:value="73.6089" calcext:value-type="float">
            <text:p>73.6089</text:p>
          </table:table-cell>
          <table:table-cell office:value-type="float" office:value="352.162" calcext:value-type="float">
            <text:p>352.162</text:p>
          </table:table-cell>
        </table:table-row>
        <table:table-row table:style-name="ro1">
          <table:table-cell office:value-type="float" office:value="166.264" calcext:value-type="float">
            <text:p>166.264</text:p>
          </table:table-cell>
          <table:table-cell office:value-type="float" office:value="365.428" calcext:value-type="float">
            <text:p>365.428</text:p>
          </table:table-cell>
        </table:table-row>
        <table:table-row table:style-name="ro1">
          <table:table-cell office:value-type="float" office:value="201.103" calcext:value-type="float">
            <text:p>201.103</text:p>
          </table:table-cell>
          <table:table-cell office:value-type="float" office:value="278.553" calcext:value-type="float">
            <text:p>278.553</text:p>
          </table:table-cell>
        </table:table-row>
        <table:table-row table:style-name="ro1">
          <table:table-cell office:value-type="float" office:value="323.857" calcext:value-type="float">
            <text:p>323.857</text:p>
          </table:table-cell>
          <table:table-cell office:value-type="float" office:value="159.305" calcext:value-type="float">
            <text:p>159.305</text:p>
          </table:table-cell>
        </table:table-row>
        <table:table-row table:style-name="ro1">
          <table:table-cell office:value-type="float" office:value="339.453" calcext:value-type="float">
            <text:p>339.453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1">
          <table:table-cell office:value-type="float" office:value="-139.932" calcext:value-type="float">
            <text:p>-139.932</text:p>
          </table:table-cell>
          <table:table-cell office:value-type="float" office:value="-142.007" calcext:value-type="float">
            <text:p>-142.007</text:p>
          </table:table-cell>
        </table:table-row>
        <table:table-row table:style-name="ro1">
          <table:table-cell office:value-type="float" office:value="-70.014" calcext:value-type="float">
            <text:p>-70.014</text:p>
          </table:table-cell>
          <table:table-cell office:value-type="float" office:value="-198.718" calcext:value-type="float">
            <text:p>-198.7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17.478" calcext:value-type="float">
            <text:p>-217.478</text:p>
          </table:table-cell>
        </table:table-row>
        <table:table-row table:style-name="ro1">
          <table:table-cell office:value-type="float" office:value="70.014" calcext:value-type="float">
            <text:p>70.014</text:p>
          </table:table-cell>
          <table:table-cell office:value-type="float" office:value="-198.718" calcext:value-type="float">
            <text:p>-198.718</text:p>
          </table:table-cell>
        </table:table-row>
        <table:table-row table:style-name="ro1">
          <table:table-cell office:value-type="float" office:value="139.932" calcext:value-type="float">
            <text:p>139.932</text:p>
          </table:table-cell>
          <table:table-cell office:value-type="float" office:value="-142.007" calcext:value-type="float">
            <text:p>-142.007</text:p>
          </table:table-cell>
        </table:table-row>
        <table:table-row table:style-name="ro1">
          <table:table-cell office:value-type="float" office:value="-214.903" calcext:value-type="float">
            <text:p>-214.903</text:p>
          </table:table-cell>
          <table:table-cell office:value-type="float" office:value="-127.3" calcext:value-type="float">
            <text:p>-127.3</text:p>
          </table:table-cell>
        </table:table-row>
        <table:table-row table:style-name="ro1">
          <table:table-cell office:value-type="float" office:value="-133.044" calcext:value-type="float">
            <text:p>-133.044</text:p>
          </table:table-cell>
          <table:table-cell office:value-type="float" office:value="-210.494" calcext:value-type="float">
            <text:p>-210.494</text:p>
          </table:table-cell>
        </table:table-row>
        <table:table-row table:style-name="ro1">
          <table:table-cell office:value-type="float" office:value="-48.6976" calcext:value-type="float">
            <text:p>-48.6976</text:p>
          </table:table-cell>
          <table:table-cell office:value-type="float" office:value="-259.192" calcext:value-type="float">
            <text:p>-259.192</text:p>
          </table:table-cell>
        </table:table-row>
        <table:table-row table:style-name="ro1">
          <table:table-cell office:value-type="float" office:value="48.6976" calcext:value-type="float">
            <text:p>48.6976</text:p>
          </table:table-cell>
          <table:table-cell office:value-type="float" office:value="-259.192" calcext:value-type="float">
            <text:p>-259.192</text:p>
          </table:table-cell>
        </table:table-row>
        <table:table-row table:style-name="ro1">
          <table:table-cell office:value-type="float" office:value="133.044" calcext:value-type="float">
            <text:p>133.044</text:p>
          </table:table-cell>
          <table:table-cell office:value-type="float" office:value="-210.494" calcext:value-type="float">
            <text:p>-210.494</text:p>
          </table:table-cell>
        </table:table-row>
        <table:table-row table:style-name="ro1">
          <table:table-cell office:value-type="float" office:value="214.903" calcext:value-type="float">
            <text:p>214.903</text:p>
          </table:table-cell>
          <table:table-cell office:value-type="float" office:value="-127.3" calcext:value-type="float">
            <text:p>-127.3</text:p>
          </table:table-cell>
        </table:table-row>
        <table:table-row table:style-name="ro1">
          <table:table-cell office:value-type="float" office:value="-273.203" calcext:value-type="float">
            <text:p>-273.203</text:p>
          </table:table-cell>
          <table:table-cell office:value-type="float" office:value="-102.2" calcext:value-type="float">
            <text:p>-102.2</text:p>
          </table:table-cell>
        </table:table-row>
        <table:table-row table:style-name="ro1">
          <table:table-cell office:value-type="float" office:value="-263.894" calcext:value-type="float">
            <text:p>-263.894</text:p>
          </table:table-cell>
          <table:table-cell office:value-type="float" office:value="-172.91" calcext:value-type="float">
            <text:p>-172.91</text:p>
          </table:table-cell>
        </table:table-row>
        <table:table-row table:style-name="ro1">
          <table:table-cell office:value-type="float" office:value="-204.385" calcext:value-type="float">
            <text:p>-204.385</text:p>
          </table:table-cell>
          <table:table-cell office:value-type="float" office:value="-193.709" calcext:value-type="float">
            <text:p>-193.709</text:p>
          </table:table-cell>
        </table:table-row>
        <table:table-row table:style-name="ro1">
          <table:table-cell office:value-type="float" office:value="-118.139" calcext:value-type="float">
            <text:p>-118.139</text:p>
          </table:table-cell>
          <table:table-cell office:value-type="float" office:value="-282.073" calcext:value-type="float">
            <text:p>-282.0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13.728" calcext:value-type="float">
            <text:p>-313.728</text:p>
          </table:table-cell>
        </table:table-row>
        <table:table-row table:style-name="ro1">
          <table:table-cell office:value-type="float" office:value="118.139" calcext:value-type="float">
            <text:p>118.139</text:p>
          </table:table-cell>
          <table:table-cell office:value-type="float" office:value="-282.073" calcext:value-type="float">
            <text:p>-282.073</text:p>
          </table:table-cell>
        </table:table-row>
        <table:table-row table:style-name="ro1">
          <table:table-cell office:value-type="float" office:value="204.385" calcext:value-type="float">
            <text:p>204.385</text:p>
          </table:table-cell>
          <table:table-cell office:value-type="float" office:value="-193.709" calcext:value-type="float">
            <text:p>-193.709</text:p>
          </table:table-cell>
        </table:table-row>
        <table:table-row table:style-name="ro1">
          <table:table-cell office:value-type="float" office:value="263.894" calcext:value-type="float">
            <text:p>263.894</text:p>
          </table:table-cell>
          <table:table-cell office:value-type="float" office:value="-172.91" calcext:value-type="float">
            <text:p>-172.91</text:p>
          </table:table-cell>
        </table:table-row>
        <table:table-row table:style-name="ro1">
          <table:table-cell office:value-type="float" office:value="273.203" calcext:value-type="float">
            <text:p>273.203</text:p>
          </table:table-cell>
          <table:table-cell office:value-type="float" office:value="-102.2" calcext:value-type="float">
            <text:p>-102.2</text:p>
          </table:table-cell>
        </table:table-row>
        <table:table-row table:style-name="ro1">
          <table:table-cell office:value-type="float" office:value="-339.453" calcext:value-type="float">
            <text:p>-339.453</text:p>
          </table:table-cell>
          <table:table-cell office:value-type="float" office:value="-102.2" calcext:value-type="float">
            <text:p>-102.2</text:p>
          </table:table-cell>
        </table:table-row>
        <table:table-row table:style-name="ro1">
          <table:table-cell office:value-type="float" office:value="-323.857" calcext:value-type="float">
            <text:p>-323.857</text:p>
          </table:table-cell>
          <table:table-cell office:value-type="float" office:value="-159.305" calcext:value-type="float">
            <text:p>-159.305</text:p>
          </table:table-cell>
        </table:table-row>
        <table:table-row table:style-name="ro1">
          <table:table-cell office:value-type="float" office:value="-201.103" calcext:value-type="float">
            <text:p>-201.103</text:p>
          </table:table-cell>
          <table:table-cell office:value-type="float" office:value="-278.553" calcext:value-type="float">
            <text:p>-278.553</text:p>
          </table:table-cell>
        </table:table-row>
        <table:table-row table:style-name="ro1">
          <table:table-cell office:value-type="float" office:value="-166.264" calcext:value-type="float">
            <text:p>-166.264</text:p>
          </table:table-cell>
          <table:table-cell office:value-type="float" office:value="-365.428" calcext:value-type="float">
            <text:p>-365.428</text:p>
          </table:table-cell>
        </table:table-row>
        <table:table-row table:style-name="ro1">
          <table:table-cell office:value-type="float" office:value="-73.6089" calcext:value-type="float">
            <text:p>-73.6089</text:p>
          </table:table-cell>
          <table:table-cell office:value-type="float" office:value="-352.162" calcext:value-type="float">
            <text:p>-352.162</text:p>
          </table:table-cell>
        </table:table-row>
        <table:table-row table:style-name="ro1">
          <table:table-cell office:value-type="float" office:value="73.6089" calcext:value-type="float">
            <text:p>73.6089</text:p>
          </table:table-cell>
          <table:table-cell office:value-type="float" office:value="-352.162" calcext:value-type="float">
            <text:p>-352.162</text:p>
          </table:table-cell>
        </table:table-row>
        <table:table-row table:style-name="ro1">
          <table:table-cell office:value-type="float" office:value="166.264" calcext:value-type="float">
            <text:p>166.264</text:p>
          </table:table-cell>
          <table:table-cell office:value-type="float" office:value="-365.428" calcext:value-type="float">
            <text:p>-365.428</text:p>
          </table:table-cell>
        </table:table-row>
        <table:table-row table:style-name="ro1">
          <table:table-cell office:value-type="float" office:value="201.103" calcext:value-type="float">
            <text:p>201.103</text:p>
          </table:table-cell>
          <table:table-cell office:value-type="float" office:value="-278.553" calcext:value-type="float">
            <text:p>-278.553</text:p>
          </table:table-cell>
        </table:table-row>
        <table:table-row table:style-name="ro1">
          <table:table-cell office:value-type="float" office:value="323.857" calcext:value-type="float">
            <text:p>323.857</text:p>
          </table:table-cell>
          <table:table-cell office:value-type="float" office:value="-159.305" calcext:value-type="float">
            <text:p>-159.305</text:p>
          </table:table-cell>
        </table:table-row>
        <table:table-row table:style-name="ro1">
          <table:table-cell office:value-type="float" office:value="339.453" calcext:value-type="float">
            <text:p>339.453</text:p>
          </table:table-cell>
          <table:table-cell office:value-type="float" office:value="-102.2" calcext:value-type="float">
            <text:p>-102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3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22:02:48.814183198</meta:creation-date>
    <dc:date>2016-10-29T22:33:59.623276261</dc:date>
    <meta:editing-duration>PT31M10S</meta:editing-duration>
    <meta:editing-cycles>1</meta:editing-cycles>
    <meta:document-statistic meta:table-count="2" meta:cell-count="1126" meta:object-count="0"/>
    <meta:generator>LibreOffice/4.3.7.2$Linux_X86_64 LibreOffice_project/430$Build-2</meta:generator>
  </office:meta>
</office:document-meta>
</file>